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5">
      <style:paragraph-properties fo:padding="0.0193in" fo:border="0.0008in solid #d9d9e3"/>
    </style:style>
    <style:style style:name="P2" style:family="paragraph" style:parent-style-name="Heading_20_4">
      <style:paragraph-properties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 style:list-style-name="L2">
      <style:paragraph-properties fo:margin-top="0in" fo:margin-bottom="0in" fo:padding="0.0193in" fo:border="0.0008in solid #d9d9e3"/>
    </style:style>
    <style:style style:name="P5" style:family="paragraph" style:parent-style-name="Text_20_body" style:list-style-name="L3">
      <style:paragraph-properties fo:margin-top="0in" fo:margin-bottom="0in" fo:padding="0.0193in" fo:border="0.0008in solid #d9d9e3"/>
    </style:style>
    <style:style style:name="P6" style:family="paragraph" style:parent-style-name="Text_20_body" style:list-style-name="L4">
      <style:paragraph-properties fo:margin-top="0in" fo:margin-bottom="0in" fo:padding="0.0193in" fo:border="0.0008in solid #d9d9e3"/>
    </style:style>
    <style:style style:name="P7" style:family="paragraph" style:parent-style-name="Text_20_body" style:list-style-name="L5">
      <style:paragraph-properties fo:margin-top="0in" fo:margin-bottom="0in" fo:padding="0.0193in" fo:border="0.0008in solid #d9d9e3"/>
    </style:style>
    <style:style style:name="P8" style:family="paragraph" style:parent-style-name="Text_20_body">
      <style:paragraph-properties fo:padding="0.0193in" fo:border="0.0008in solid #d9d9e3"/>
    </style:style>
    <style:style style:name="P9" style:family="paragraph" style:parent-style-name="Text_20_body" style:list-style-name="L1">
      <style:paragraph-properties fo:padding="0.0193in" fo:border="0.0008in solid #d9d9e3"/>
    </style:style>
    <style:style style:name="P10" style:family="paragraph" style:parent-style-name="Text_20_body" style:list-style-name="L2">
      <style:paragraph-properties fo:padding="0.0193in" fo:border="0.0008in solid #d9d9e3"/>
    </style:style>
    <style:style style:name="P11" style:family="paragraph" style:parent-style-name="Text_20_body" style:list-style-name="L3">
      <style:paragraph-properties fo:padding="0.0193in" fo:border="0.0008in solid #d9d9e3"/>
    </style:style>
    <style:style style:name="P12" style:family="paragraph" style:parent-style-name="Text_20_body" style:list-style-name="L4">
      <style:paragraph-properties fo:padding="0.0193in" fo:border="0.0008in solid #d9d9e3"/>
    </style:style>
    <style:style style:name="P13" style:family="paragraph" style:parent-style-name="Text_20_body" style:list-style-name="L5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Часть 4: Оптимизация и прочие темы</text:h>
      <text:h text:style-name="P2" text:outline-level="4">7. Оптимизация для поисковых систем (SEO)</text:h>
      <text:h text:style-name="P1" text:outline-level="5">Мета-теги:</text:h>
      <text:list xml:id="list1239425347211812399" text:style-name="L1">
        <text:list-item>
          <text:p text:style-name="P3">Значение мета-тегов <text:span text:style-name="Source_20_Text">&lt;meta&gt;</text:span> для SEO.</text:p>
        </text:list-item>
        <text:list-item>
          <text:p text:style-name="P9">Оптимальное использование атрибутов <text:span text:style-name="Source_20_Text">description</text:span>, <text:span text:style-name="Source_20_Text">keywords</text:span>, <text:span text:style-name="Source_20_Text">robots</text:span> и других.</text:p>
        </text:list-item>
      </text:list>
      <text:h text:style-name="P1" text:outline-level="5">Оптимизация заголовков:</text:h>
      <text:list xml:id="list3043221717693930554" text:style-name="L2">
        <text:list-item>
          <text:p text:style-name="P4">Заголовки страницы и их влияние на поисковую выдачу.</text:p>
        </text:list-item>
        <text:list-item>
          <text:p text:style-name="P10">Правильное использование ключевых слов в заголовках.</text:p>
        </text:list-item>
      </text:list>
      <text:h text:style-name="P1" text:outline-level="5">Дружественные URL:</text:h>
      <text:list xml:id="list3541584526524654317" text:style-name="L3">
        <text:list-item>
          <text:p text:style-name="P5">Создание читаемых и понятных URL для улучшения SEO.</text:p>
        </text:list-item>
        <text:list-item>
          <text:p text:style-name="P11">Работа с URL-адресами и их влияние на индексацию веб-страниц.</text:p>
        </text:list-item>
      </text:list>
      <text:h text:style-name="P2" text:outline-level="4">8. Мобильная адаптация</text:h>
      <text:h text:style-name="P1" text:outline-level="5">Адаптивный дизайн:</text:h>
      <text:list xml:id="list958410542288352609" text:style-name="L4">
        <text:list-item>
          <text:p text:style-name="P6">Основы адаптивного дизайна и его важность в современной веб-разработке.</text:p>
        </text:list-item>
        <text:list-item>
          <text:p text:style-name="P12">Использование медиа-запросов для создания отзывчивых интерфейсов.</text:p>
        </text:list-item>
      </text:list>
      <text:h text:style-name="P1" text:outline-level="5">Медиа-запросы:</text:h>
      <text:list xml:id="list4300949027006240689" text:style-name="L5">
        <text:list-item>
          <text:p text:style-name="P7">Понятие медиа-запросов и их синтаксис.</text:p>
        </text:list-item>
        <text:list-item>
          <text:p text:style-name="P13">Создание условий для различных размеров экранов и типов устройств.</text:p>
        </text:list-item>
      </text:list>
      <text:p text:style-name="P8">Это поможет разработчику углубиться в техники оптимизации веб-страниц для улучшения их видимости в поисковых системах (SEO), а также разработать адаптивный и отзывчивый дизайн, учитывающий разнообразие устройств, на которых просматривается контент. Каждая тема может быть расширена с примерами кода, советами по оптимизации и ссылками на актуальные ресурсы и инструменты для реализации этих концепций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MS Gothic" style:font-size-asian="10pt" style:font-weight-asian="bold" style:font-name-complex="Tahoma" style:font-size-complex="10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S</meta:editing-duration>
    <meta:editing-cycles>3</meta:editing-cycles>
    <meta:generator>OpenOffice/4.1.14$Win32 OpenOffice.org_project/4114m1$Build-9811</meta:generator>
    <dc:date>2023-11-30T15:15:04.28</dc:date>
    <meta:document-statistic meta:table-count="0" meta:image-count="0" meta:object-count="0" meta:page-count="1" meta:paragraph-count="19" meta:word-count="158" meta:character-count="1157"/>
    <dc:creator>Dima Wide</dc:creator>
    <meta:user-defined meta:name="Info 1"/>
    <meta:user-defined meta:name="Info 2"/>
    <meta:user-defined meta:name="Info 3"/>
    <meta:user-defined meta:name="Info 4"/>
  </office:meta>
</office:document-meta>
</file>